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{{ main_record.no_interne }}</text:p>
      <text:p text:style-name="Standard"/>
      <text:p text:style-name="Standard">Demandeur : {{ main_record.demandeur }}</text:p>
      <text:p text:style-name="Standard">Adresse : {{ main_record.adrdem }}</text:p>
      <text:p text:style-name="Standard">Cédant : {{ main_record.cedant }}</text:p>
      <text:p text:style-name="Standard"/>
      <text:p text:style-name="Standard">{{ main_record.fusion_blocs }}</text:p>
      <text:p text:style-name="Standard"/>
      <text:p text:style-name="Standard">{% for sub_record in sub_records %}</text:p>
      <text:p text:style-name="Standard">----------------------------------------</text:p>
      <text:p text:style-name="Standard">Commune : {{ sub_record.libelles }}</text:p>
      <text:p text:style-name="Standard">{% endfor %}</text:p>
      <text:p text:style-name="Standard"/>
      <text:p text:style-name="Standard"/>
      <text:p text:style-name="P1">Dossier n° : {{ main_record.no_interne }}</text:p>
      <text:p text:style-name="P1"/>
      <text:p text:style-name="P1">Demandeur : {{ main_record.demandeur }}</text:p>
      <text:p text:style-name="P1">Adresse : {{ main_record.adrdem }}</text:p>
      <text:p text:style-name="P1">Cédant : {{ main_record.cedant }}</text:p>
      <text:p text:style-name="P1"/>
      <text:p text:style-name="P1">{% if main_record.type_checked %}</text:p>
      <text:p text:style-name="P1">La demande **sera** prise en compte avec un type spécifique : {{ main_record.type_name }}.</text:p>
      <text:p text:style-name="P1">{% else %}</text:p>
      <text:p text:style-name="P1">La demande **est** une demande standard.</text:p>
      <text:p text:style-name="P1">{% endif %}</text:p>
      <text:p text:style-name="P1"/>
      <text:p text:style-name="P1">{% if main_record.motif_checked %}</text:p>
      <text:p text:style-name="P1">Ce dossier a été **déposé dans le cadre de** : {{ main_record.motif_name }}.</text:p>
      <text:p text:style-name="P1">{% endif %}</text:p>
      <text:p text:style-name="P1"/>
      <text:p text:style-name="P1">{% for sub_record in sub_records %}</text:p>
      <text:p text:style-name="P1">----------------------------------------</text:p>
      <text:p text:style-name="P1">Type : {{ sub_record.type }}</text:p>
      <text:p text:style-name="P1">Commune : {{ sub_record.libelles }}</text:p>
      <text:p text:style-name="P1"/>
      <text:p text:style-name="P1">{% if sub_record.type == 'ateliers' %}</text:p>
      <text:p text:style-name="P1">Ateliers : {{ sub_record.ateliers }}</text:p>
      <text:p text:style-name="P1">Nombre d'ateliers : {{ sub_record.nb_atelier }}</text:p>
      <text:p text:style-name="P1">Unité : {{ sub_record.libunite }}</text:p>
      <text:p text:style-name="P1">{% else %}</text:p>
      <text:p text:style-name="P1">Parcelles : {{ sub_record.parcelles }}</text:p>
      <text:p text:style-name="P1">Superficie : {{ sub_record.superficie }}</text:p>
      <text:p text:style-name="P1">{% endif %}</text:p>
      <text:p text:style-name="P1">{% endfor %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